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5.88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1.78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163" table:style-name="ta1">
        <table:shapes>
          <draw:frame draw:z-index="0" draw:style-name="gr1" draw:text-style-name="P1" svg:width="159.99mm" svg:height="89.99mm" svg:x="301.85mm" svg:y="1mm">
            <loext:p draw:notify-on-update-of-ranges="test163.B1:test163.B1 test163.B2:test163.B71 test163.C1:test163.C1 test163.C2:test163.C71 test163.D1:test163.D1 test163.D2:test163.D7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26.41mm" svg:y="94.84mm">
            <loext:p draw:notify-on-update-of-ranges="test163.B2:test163.B71 test163.F1:test163.F1 test163.F2:test163.F7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71.45mm" svg:height="89.99mm" svg:x="301.45mm" svg:y="89.26mm">
            <loext:p draw:notify-on-update-of-ranges="test163.B2:test163.B71 test163.G1:test163.G1 test163.G2:test163.G7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26.81mm" svg:y="1mm">
            <loext:p draw:notify-on-update-of-ranges="test163.G1:test163.G1 test163.G2:test163.G71 test163.C1:test163.C1 test163.C2:test163.C71 test163.G1:test163.G1 test163.G2:test163.G71 test163.D1:test163.D1 test163.D2:test163.D7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1</text:p>
          </table:table-cell>
          <table:table-cell office:value-type="float" office:value="0.012914" calcext:value-type="float">
            <text:p>0.012914</text:p>
          </table:table-cell>
          <table:table-cell office:value-type="float" office:value="0.000247" calcext:value-type="float">
            <text:p>0.000247</text:p>
          </table:table-cell>
          <table:table-cell office:value-type="float" office:value="0" calcext:value-type="float">
            <text:p>0</text:p>
          </table:table-cell>
          <table:table-cell office:value-type="float" office:value="4383" calcext:value-type="float">
            <text:p>438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2</text:p>
          </table:table-cell>
          <table:table-cell office:value-type="float" office:value="0.012622" calcext:value-type="float">
            <text:p>0.012622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" calcext:value-type="float">
            <text:p>0</text:p>
          </table:table-cell>
          <table:table-cell office:value-type="float" office:value="4008" calcext:value-type="float">
            <text:p>400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3</text:p>
          </table:table-cell>
          <table:table-cell office:value-type="float" office:value="0.013344" calcext:value-type="float">
            <text:p>0.013344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" calcext:value-type="float">
            <text:p>0</text:p>
          </table:table-cell>
          <table:table-cell office:value-type="float" office:value="3802" calcext:value-type="float">
            <text:p>380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4</text:p>
          </table:table-cell>
          <table:table-cell office:value-type="float" office:value="0.02895" calcext:value-type="float">
            <text:p>0.02895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130" calcext:value-type="float">
            <text:p>413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5</text:p>
          </table:table-cell>
          <table:table-cell office:value-type="float" office:value="0.047837" calcext:value-type="float">
            <text:p>0.047837</text:p>
          </table:table-cell>
          <table:table-cell office:value-type="float" office:value="0.000236" calcext:value-type="float">
            <text:p>0.000236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6</text:p>
          </table:table-cell>
          <table:table-cell office:value-type="float" office:value="0.013078" calcext:value-type="float">
            <text:p>0.013078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" calcext:value-type="float">
            <text:p>0</text:p>
          </table:table-cell>
          <table:table-cell office:value-type="float" office:value="4236" calcext:value-type="float">
            <text:p>4236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7</text:p>
          </table:table-cell>
          <table:table-cell office:value-type="float" office:value="0.012824" calcext:value-type="float">
            <text:p>0.012824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" calcext:value-type="float">
            <text:p>0</text:p>
          </table:table-cell>
          <table:table-cell office:value-type="float" office:value="3661" calcext:value-type="float">
            <text:p>366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8</text:p>
          </table:table-cell>
          <table:table-cell office:value-type="float" office:value="0.013307" calcext:value-type="float">
            <text:p>0.013307</text:p>
          </table:table-cell>
          <table:table-cell office:value-type="float" office:value="0.000232" calcext:value-type="float">
            <text:p>0.000232</text:p>
          </table:table-cell>
          <table:table-cell office:value-type="float" office:value="0" calcext:value-type="float">
            <text:p>0</text:p>
          </table:table-cell>
          <table:table-cell office:value-type="float" office:value="4241" calcext:value-type="float">
            <text:p>4241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39</text:p>
          </table:table-cell>
          <table:table-cell office:value-type="float" office:value="0.013667" calcext:value-type="float">
            <text:p>0.013667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" calcext:value-type="float">
            <text:p>0</text:p>
          </table:table-cell>
          <table:table-cell office:value-type="float" office:value="5059" calcext:value-type="float">
            <text:p>505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0</text:p>
          </table:table-cell>
          <table:table-cell office:value-type="float" office:value="0.015187" calcext:value-type="float">
            <text:p>0.015187</text:p>
          </table:table-cell>
          <table:table-cell office:value-type="float" office:value="0.000252" calcext:value-type="float">
            <text:p>0.000252</text:p>
          </table:table-cell>
          <table:table-cell office:value-type="float" office:value="0" calcext:value-type="float">
            <text:p>0</text:p>
          </table:table-cell>
          <table:table-cell office:value-type="float" office:value="5123" calcext:value-type="float">
            <text:p>512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1</text:p>
          </table:table-cell>
          <table:table-cell office:value-type="float" office:value="0.01379" calcext:value-type="float">
            <text:p>0.01379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4108" calcext:value-type="float">
            <text:p>410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2</text:p>
          </table:table-cell>
          <table:table-cell office:value-type="float" office:value="0.014724" calcext:value-type="float">
            <text:p>0.014724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0" calcext:value-type="float">
            <text:p>0</text:p>
          </table:table-cell>
          <table:table-cell office:value-type="float" office:value="4788" calcext:value-type="float">
            <text:p>478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3</text:p>
          </table:table-cell>
          <table:table-cell office:value-type="float" office:value="0.044939" calcext:value-type="float">
            <text:p>0.044939</text:p>
          </table:table-cell>
          <table:table-cell office:value-type="float" office:value="0.000317" calcext:value-type="float">
            <text:p>0.000317</text:p>
          </table:table-cell>
          <table:table-cell office:value-type="float" office:value="0" calcext:value-type="float">
            <text:p>0</text:p>
          </table:table-cell>
          <table:table-cell office:value-type="float" office:value="5708" calcext:value-type="float">
            <text:p>5708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4</text:p>
          </table:table-cell>
          <table:table-cell office:value-type="float" office:value="0.129861" calcext:value-type="float">
            <text:p>0.129861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" calcext:value-type="float">
            <text:p>0</text:p>
          </table:table-cell>
          <table:table-cell office:value-type="float" office:value="5744" calcext:value-type="float">
            <text:p>574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5</text:p>
          </table:table-cell>
          <table:table-cell office:value-type="float" office:value="0.11096" calcext:value-type="float">
            <text:p>0.11096</text:p>
          </table:table-cell>
          <table:table-cell office:value-type="float" office:value="0.000334" calcext:value-type="float">
            <text:p>0.000334</text:p>
          </table:table-cell>
          <table:table-cell office:value-type="float" office:value="0" calcext:value-type="float">
            <text:p>0</text:p>
          </table:table-cell>
          <table:table-cell office:value-type="float" office:value="5024" calcext:value-type="float">
            <text:p>5024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6</text:p>
          </table:table-cell>
          <table:table-cell office:value-type="float" office:value="0.073523" calcext:value-type="float">
            <text:p>0.073523</text:p>
          </table:table-cell>
          <table:table-cell office:value-type="float" office:value="0.000454" calcext:value-type="float">
            <text:p>0.000454</text:p>
          </table:table-cell>
          <table:table-cell office:value-type="float" office:value="0" calcext:value-type="float">
            <text:p>0</text:p>
          </table:table-cell>
          <table:table-cell office:value-type="float" office:value="4832" calcext:value-type="float">
            <text:p>4832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7</text:p>
          </table:table-cell>
          <table:table-cell office:value-type="float" office:value="0.431366" calcext:value-type="float">
            <text:p>0.431366</text:p>
          </table:table-cell>
          <table:table-cell office:value-type="float" office:value="0.0004" calcext:value-type="float">
            <text:p>0.0004</text:p>
          </table:table-cell>
          <table:table-cell office:value-type="float" office:value="0" calcext:value-type="float">
            <text:p>0</text:p>
          </table:table-cell>
          <table:table-cell office:value-type="float" office:value="5541" calcext:value-type="float">
            <text:p>554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8</text:p>
          </table:table-cell>
          <table:table-cell office:value-type="float" office:value="5.100829" calcext:value-type="float">
            <text:p>5.100829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" calcext:value-type="float">
            <text:p>0</text:p>
          </table:table-cell>
          <table:table-cell office:value-type="float" office:value="3878" calcext:value-type="float">
            <text:p>3878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49</text:p>
          </table:table-cell>
          <table:table-cell office:value-type="float" office:value="8.40708" calcext:value-type="float">
            <text:p>8.40708</text:p>
          </table:table-cell>
          <table:table-cell office:value-type="float" office:value="0.000585" calcext:value-type="float">
            <text:p>0.000585</text:p>
          </table:table-cell>
          <table:table-cell office:value-type="float" office:value="0" calcext:value-type="float">
            <text:p>0</text:p>
          </table:table-cell>
          <table:table-cell office:value-type="float" office:value="4122" calcext:value-type="float">
            <text:p>412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0</text:p>
          </table:table-cell>
          <table:table-cell office:value-type="float" office:value="12.365809" calcext:value-type="float">
            <text:p>12.365809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" calcext:value-type="float">
            <text:p>0</text:p>
          </table:table-cell>
          <table:table-cell office:value-type="float" office:value="4181" calcext:value-type="float">
            <text:p>4181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1</text:p>
          </table:table-cell>
          <table:table-cell office:value-type="float" office:value="13.352858" calcext:value-type="float">
            <text:p>13.352858</text:p>
          </table:table-cell>
          <table:table-cell office:value-type="float" office:value="0.000566" calcext:value-type="float">
            <text:p>0.000566</text:p>
          </table:table-cell>
          <table:table-cell office:value-type="float" office:value="0" calcext:value-type="float">
            <text:p>0</text:p>
          </table:table-cell>
          <table:table-cell office:value-type="float" office:value="4230" calcext:value-type="float">
            <text:p>423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2</text:p>
          </table:table-cell>
          <table:table-cell office:value-type="float" office:value="18.281769" calcext:value-type="float">
            <text:p>18.281769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" calcext:value-type="float">
            <text:p>0</text:p>
          </table:table-cell>
          <table:table-cell office:value-type="float" office:value="3447" calcext:value-type="float">
            <text:p>3447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3</text:p>
          </table:table-cell>
          <table:table-cell office:value-type="float" office:value="22.564694" calcext:value-type="float">
            <text:p>22.564694</text:p>
          </table:table-cell>
          <table:table-cell office:value-type="float" office:value="0.000548" calcext:value-type="float">
            <text:p>0.000548</text:p>
          </table:table-cell>
          <table:table-cell office:value-type="float" office:value="0" calcext:value-type="float">
            <text:p>0</text:p>
          </table:table-cell>
          <table:table-cell office:value-type="float" office:value="3019" calcext:value-type="float">
            <text:p>3019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4</text:p>
          </table:table-cell>
          <table:table-cell office:value-type="float" office:value="30.674589" calcext:value-type="float">
            <text:p>30.674589</text:p>
          </table:table-cell>
          <table:table-cell office:value-type="float" office:value="0.000786" calcext:value-type="float">
            <text:p>0.000786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5</text:p>
          </table:table-cell>
          <table:table-cell office:value-type="float" office:value="30.044699" calcext:value-type="float">
            <text:p>30.044699</text:p>
          </table:table-cell>
          <table:table-cell office:value-type="float" office:value="0.000848" calcext:value-type="float">
            <text:p>0.000848</text:p>
          </table:table-cell>
          <table:table-cell office:value-type="float" office:value="0" calcext:value-type="float">
            <text:p>0</text:p>
          </table:table-cell>
          <table:table-cell office:value-type="float" office:value="1708" calcext:value-type="float">
            <text:p>170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6</text:p>
          </table:table-cell>
          <table:table-cell office:value-type="float" office:value="31.049262" calcext:value-type="float">
            <text:p>31.049262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" calcext:value-type="float">
            <text:p>0</text:p>
          </table:table-cell>
          <table:table-cell office:value-type="float" office:value="1696" calcext:value-type="float">
            <text:p>1696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7</text:p>
          </table:table-cell>
          <table:table-cell office:value-type="float" office:value="41.871957" calcext:value-type="float">
            <text:p>41.871957</text:p>
          </table:table-cell>
          <table:table-cell office:value-type="float" office:value="0.000827" calcext:value-type="float">
            <text:p>0.000827</text:p>
          </table:table-cell>
          <table:table-cell office:value-type="float" office:value="0" calcext:value-type="float">
            <text:p>0</text:p>
          </table:table-cell>
          <table:table-cell office:value-type="float" office:value="2506" calcext:value-type="float">
            <text:p>250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8</text:p>
          </table:table-cell>
          <table:table-cell office:value-type="float" office:value="52.947608" calcext:value-type="float">
            <text:p>52.947608</text:p>
          </table:table-cell>
          <table:table-cell office:value-type="float" office:value="0.004825" calcext:value-type="float">
            <text:p>0.004825</text:p>
          </table:table-cell>
          <table:table-cell office:value-type="float" office:value="0" calcext:value-type="float">
            <text:p>0</text:p>
          </table:table-cell>
          <table:table-cell office:value-type="float" office:value="2857" calcext:value-type="float">
            <text:p>2857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7:59</text:p>
          </table:table-cell>
          <table:table-cell office:value-type="float" office:value="71.136373" calcext:value-type="float">
            <text:p>71.136373</text:p>
          </table:table-cell>
          <table:table-cell office:value-type="float" office:value="0.000269" calcext:value-type="float">
            <text:p>0.000269</text:p>
          </table:table-cell>
          <table:table-cell office:value-type="float" office:value="0" calcext:value-type="float">
            <text:p>0</text:p>
          </table:table-cell>
          <table:table-cell office:value-type="float" office:value="2568" calcext:value-type="float">
            <text:p>2568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0</text:p>
          </table:table-cell>
          <table:table-cell office:value-type="float" office:value="76.642713" calcext:value-type="float">
            <text:p>76.642713</text:p>
          </table:table-cell>
          <table:table-cell office:value-type="float" office:value="0.001205" calcext:value-type="float">
            <text:p>0.001205</text:p>
          </table:table-cell>
          <table:table-cell office:value-type="float" office:value="0" calcext:value-type="float">
            <text:p>0</text:p>
          </table:table-cell>
          <table:table-cell office:value-type="float" office:value="3359" calcext:value-type="float">
            <text:p>3359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1</text:p>
          </table:table-cell>
          <table:table-cell office:value-type="float" office:value="108.595411" calcext:value-type="float">
            <text:p>108.595411</text:p>
          </table:table-cell>
          <table:table-cell office:value-type="float" office:value="0.001193" calcext:value-type="float">
            <text:p>0.001193</text:p>
          </table:table-cell>
          <table:table-cell office:value-type="float" office:value="0" calcext:value-type="float">
            <text:p>0</text:p>
          </table:table-cell>
          <table:table-cell office:value-type="float" office:value="2988" calcext:value-type="float">
            <text:p>2988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2</text:p>
          </table:table-cell>
          <table:table-cell office:value-type="float" office:value="78.997538" calcext:value-type="float">
            <text:p>78.997538</text:p>
          </table:table-cell>
          <table:table-cell office:value-type="float" office:value="0.000467" calcext:value-type="float">
            <text:p>0.000467</text:p>
          </table:table-cell>
          <table:table-cell office:value-type="float" office:value="0" calcext:value-type="float">
            <text:p>0</text:p>
          </table:table-cell>
          <table:table-cell office:value-type="float" office:value="2946" calcext:value-type="float">
            <text:p>2946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3</text:p>
          </table:table-cell>
          <table:table-cell office:value-type="float" office:value="122.765611" calcext:value-type="float">
            <text:p>122.765611</text:p>
          </table:table-cell>
          <table:table-cell office:value-type="float" office:value="0.000543" calcext:value-type="float">
            <text:p>0.000543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4</text:p>
          </table:table-cell>
          <table:table-cell office:value-type="float" office:value="132.434294" calcext:value-type="float">
            <text:p>132.434294</text:p>
          </table:table-cell>
          <table:table-cell office:value-type="float" office:value="0.000282" calcext:value-type="float">
            <text:p>0.000282</text:p>
          </table:table-cell>
          <table:table-cell office:value-type="float" office:value="0" calcext:value-type="float">
            <text:p>0</text:p>
          </table:table-cell>
          <table:table-cell office:value-type="float" office:value="881" calcext:value-type="float">
            <text:p>881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5</text:p>
          </table:table-cell>
          <table:table-cell office:value-type="float" office:value="91.093911" calcext:value-type="float">
            <text:p>91.093911</text:p>
          </table:table-cell>
          <table:table-cell office:value-type="float" office:value="0.000447" calcext:value-type="float">
            <text:p>0.000447</text:p>
          </table:table-cell>
          <table:table-cell office:value-type="float" office:value="0" calcext:value-type="float">
            <text:p>0</text:p>
          </table:table-cell>
          <table:table-cell office:value-type="float" office:value="2475" calcext:value-type="float">
            <text:p>247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6</text:p>
          </table:table-cell>
          <table:table-cell office:value-type="float" office:value="84.482049" calcext:value-type="float">
            <text:p>84.482049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" calcext:value-type="float">
            <text:p>0</text:p>
          </table:table-cell>
          <table:table-cell office:value-type="float" office:value="2921" calcext:value-type="float">
            <text:p>2921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7</text:p>
          </table:table-cell>
          <table:table-cell office:value-type="float" office:value="113.261402" calcext:value-type="float">
            <text:p>113.261402</text:p>
          </table:table-cell>
          <table:table-cell office:value-type="float" office:value="0.00064" calcext:value-type="float">
            <text:p>0.00064</text:p>
          </table:table-cell>
          <table:table-cell office:value-type="float" office:value="0" calcext:value-type="float">
            <text:p>0</text:p>
          </table:table-cell>
          <table:table-cell office:value-type="float" office:value="2004" calcext:value-type="float">
            <text:p>2004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8</text:p>
          </table:table-cell>
          <table:table-cell office:value-type="float" office:value="86.519735" calcext:value-type="float">
            <text:p>86.519735</text:p>
          </table:table-cell>
          <table:table-cell office:value-type="float" office:value="0.000259" calcext:value-type="float">
            <text:p>0.000259</text:p>
          </table:table-cell>
          <table:table-cell office:value-type="float" office:value="0" calcext:value-type="float">
            <text:p>0</text:p>
          </table:table-cell>
          <table:table-cell office:value-type="float" office:value="1500" calcext:value-type="float">
            <text:p>150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09</text:p>
          </table:table-cell>
          <table:table-cell office:value-type="float" office:value="107.726953" calcext:value-type="float">
            <text:p>107.726953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" calcext:value-type="float">
            <text:p>0</text:p>
          </table:table-cell>
          <table:table-cell office:value-type="float" office:value="1687" calcext:value-type="float">
            <text:p>168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0</text:p>
          </table:table-cell>
          <table:table-cell office:value-type="float" office:value="126.315306" calcext:value-type="float">
            <text:p>126.315306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float" office:value="772" calcext:value-type="float">
            <text:p>77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1</text:p>
          </table:table-cell>
          <table:table-cell office:value-type="float" office:value="109.37731" calcext:value-type="float">
            <text:p>109.37731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" calcext:value-type="float">
            <text:p>0</text:p>
          </table:table-cell>
          <table:table-cell office:value-type="float" office:value="1116" calcext:value-type="float">
            <text:p>1116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2</text:p>
          </table:table-cell>
          <table:table-cell office:value-type="float" office:value="113.269229" calcext:value-type="float">
            <text:p>113.269229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" calcext:value-type="float">
            <text:p>0</text:p>
          </table:table-cell>
          <table:table-cell office:value-type="float" office:value="657" calcext:value-type="float">
            <text:p>657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3</text:p>
          </table:table-cell>
          <table:table-cell office:value-type="float" office:value="103.584564" calcext:value-type="float">
            <text:p>103.584564</text:p>
          </table:table-cell>
          <table:table-cell office:value-type="float" office:value="0.000171" calcext:value-type="float">
            <text:p>0.000171</text:p>
          </table:table-cell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4</text:p>
          </table:table-cell>
          <table:table-cell office:value-type="float" office:value="115.455721" calcext:value-type="float">
            <text:p>115.455721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" calcext:value-type="float">
            <text:p>0</text:p>
          </table:table-cell>
          <table:table-cell office:value-type="float" office:value="580" calcext:value-type="float">
            <text:p>580</text:p>
          </table:table-cell>
          <table:table-cell office:value-type="float" office:value="891" calcext:value-type="float">
            <text:p>891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5</text:p>
          </table:table-cell>
          <table:table-cell office:value-type="float" office:value="114.315171" calcext:value-type="float">
            <text:p>114.31517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" calcext:value-type="float">
            <text:p>0</text:p>
          </table:table-cell>
          <table:table-cell office:value-type="float" office:value="829" calcext:value-type="float">
            <text:p>829</text:p>
          </table:table-cell>
          <table:table-cell office:value-type="float" office:value="884" calcext:value-type="float">
            <text:p>884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6</text:p>
          </table:table-cell>
          <table:table-cell office:value-type="float" office:value="115.988541" calcext:value-type="float">
            <text:p>115.988541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7</text:p>
          </table:table-cell>
          <table:table-cell office:value-type="float" office:value="127.282842" calcext:value-type="float">
            <text:p>127.282842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8</text:p>
          </table:table-cell>
          <table:table-cell office:value-type="float" office:value="114.700419" calcext:value-type="float">
            <text:p>114.700419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19</text:p>
          </table:table-cell>
          <table:table-cell office:value-type="float" office:value="105.337667" calcext:value-type="float">
            <text:p>105.337667</text:p>
          </table:table-cell>
          <table:table-cell office:value-type="float" office:value="0.000513" calcext:value-type="float">
            <text:p>0.000513</text:p>
          </table:table-cell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0</text:p>
          </table:table-cell>
          <table:table-cell office:value-type="float" office:value="123.352959" calcext:value-type="float">
            <text:p>123.352959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1</text:p>
          </table:table-cell>
          <table:table-cell office:value-type="float" office:value="118.367523" calcext:value-type="float">
            <text:p>118.367523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float" office:value="468" calcext:value-type="float">
            <text:p>468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2</text:p>
          </table:table-cell>
          <table:table-cell office:value-type="float" office:value="111.967642" calcext:value-type="float">
            <text:p>111.967642</text:p>
          </table:table-cell>
          <table:table-cell office:value-type="float" office:value="0.000135" calcext:value-type="float">
            <text:p>0.000135</text:p>
          </table:table-cell>
          <table:table-cell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3</text:p>
          </table:table-cell>
          <table:table-cell office:value-type="float" office:value="125.493142" calcext:value-type="float">
            <text:p>125.493142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4</text:p>
          </table:table-cell>
          <table:table-cell office:value-type="float" office:value="109.728108" calcext:value-type="float">
            <text:p>109.728108</text:p>
          </table:table-cell>
          <table:table-cell office:value-type="float" office:value="0.000365" calcext:value-type="float">
            <text:p>0.000365</text:p>
          </table:table-cell>
          <table:table-cell office:value-type="float" office:value="0" calcext:value-type="float">
            <text:p>0</text:p>
          </table:table-cell>
          <table:table-cell office:value-type="float" office:value="368" calcext:value-type="float">
            <text:p>368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2017-09-28</text:p>
          </table:table-cell>
          <table:table-cell office:value-type="string" calcext:value-type="string">
            <text:p>15:28:25</text:p>
          </table:table-cell>
          <table:table-cell office:value-type="float" office:value="109.762312" calcext:value-type="float">
            <text:p>109.762312</text:p>
          </table:table-cell>
          <table:table-cell office:value-type="float" office:value="0.00015" calcext:value-type="float">
            <text:p>0.00015</text:p>
          </table:table-cell>
          <table:table-cell office:value-type="float" office:value="0" calcext:value-type="float">
            <text:p>0</text:p>
          </table:table-cell>
          <table:table-cell office:value-type="float" office:value="846" calcext:value-type="float">
            <text:p>846</text:p>
          </table:table-cell>
          <table:table-cell office:value-type="float" office:value="961" calcext:value-type="float">
            <text:p>961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26</text:p>
          </table:table-cell>
          <table:table-cell office:value-type="float" office:value="112.26915" calcext:value-type="float">
            <text:p>112.2691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" calcext:value-type="float">
            <text:p>0</text:p>
          </table:table-cell>
          <table:table-cell office:value-type="float" office:value="576" calcext:value-type="float">
            <text:p>576</text:p>
          </table:table-cell>
          <table:table-cell office:value-type="float" office:value="819" calcext:value-type="float">
            <text:p>819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27</text:p>
          </table:table-cell>
          <table:table-cell office:value-type="float" office:value="106.35353" calcext:value-type="float">
            <text:p>106.35353</text:p>
          </table:table-cell>
          <table:table-cell office:value-type="float" office:value="0.000376" calcext:value-type="float">
            <text:p>0.000376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office:value-type="float" office:value="933" calcext:value-type="float">
            <text:p>933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28</text:p>
          </table:table-cell>
          <table:table-cell office:value-type="float" office:value="52.165655" calcext:value-type="float">
            <text:p>52.165655</text:p>
          </table:table-cell>
          <table:table-cell office:value-type="float" office:value="0.000758" calcext:value-type="float">
            <text:p>0.000758</text:p>
          </table:table-cell>
          <table:table-cell office:value-type="float" office:value="0" calcext:value-type="float">
            <text:p>0</text:p>
          </table:table-cell>
          <table:table-cell office:value-type="float" office:value="719" calcext:value-type="float">
            <text:p>719</text:p>
          </table:table-cell>
          <table:table-cell office:value-type="float" office:value="996" calcext:value-type="float">
            <text:p>996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29</text:p>
          </table:table-cell>
          <table:table-cell office:value-type="float" office:value="0.268773" calcext:value-type="float">
            <text:p>0.26877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70" calcext:value-type="float">
            <text:p>77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0</text:p>
          </table:table-cell>
          <table:table-cell office:value-type="float" office:value="0.523683" calcext:value-type="float">
            <text:p>0.523683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1</text:p>
          </table:table-cell>
          <table:table-cell office:value-type="float" office:value="33.044183" calcext:value-type="float">
            <text:p>33.044183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2</text:p>
          </table:table-cell>
          <table:table-cell office:value-type="float" office:value="95.713309" calcext:value-type="float">
            <text:p>95.713309</text:p>
          </table:table-cell>
          <table:table-cell office:value-type="float" office:value="0.001505" calcext:value-type="float">
            <text:p>0.001505</text:p>
          </table:table-cell>
          <table:table-cell office:value-type="float" office:value="0" calcext:value-type="float">
            <text:p>0</text:p>
          </table:table-cell>
          <table:table-cell office:value-type="float" office:value="1359" calcext:value-type="float">
            <text:p>13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3</text:p>
          </table:table-cell>
          <table:table-cell office:value-type="float" office:value="19.23943" calcext:value-type="float">
            <text:p>19.23943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4</text:p>
          </table:table-cell>
          <table:table-cell office:value-type="float" office:value="34.515055" calcext:value-type="float">
            <text:p>34.51505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" calcext:value-type="float">
            <text:p>0</text:p>
          </table:table-cell>
          <table:table-cell office:value-type="float" office:value="830" calcext:value-type="float">
            <text:p>830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5</text:p>
          </table:table-cell>
          <table:table-cell office:value-type="float" office:value="72.779768" calcext:value-type="float">
            <text:p>72.779768</text:p>
          </table:table-cell>
          <table:table-cell office:value-type="float" office:value="0.0015" calcext:value-type="float">
            <text:p>0.0015</text:p>
          </table:table-cell>
          <table:table-cell office:value-type="float" office:value="0" calcext:value-type="float">
            <text:p>0</text:p>
          </table:table-cell>
          <table:table-cell office:value-type="float" office:value="996" calcext:value-type="float">
            <text:p>996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6</text:p>
          </table:table-cell>
          <table:table-cell office:value-type="float" office:value="70.368625" calcext:value-type="float">
            <text:p>70.36862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7</text:p>
          </table:table-cell>
          <table:table-cell office:value-type="float" office:value="76.179426" calcext:value-type="float">
            <text:p>76.179426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" calcext:value-type="float">
            <text:p>0</text:p>
          </table:table-cell>
          <table:table-cell office:value-type="float" office:value="1799" calcext:value-type="float">
            <text:p>1799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8</text:p>
          </table:table-cell>
          <table:table-cell office:value-type="float" office:value="55.776904" calcext:value-type="float">
            <text:p>55.776904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" calcext:value-type="float">
            <text:p>0</text:p>
          </table:table-cell>
          <table:table-cell office:value-type="float" office:value="1033" calcext:value-type="float">
            <text:p>1033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39</text:p>
          </table:table-cell>
          <table:table-cell office:value-type="float" office:value="129.101938" calcext:value-type="float">
            <text:p>129.101938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" calcext:value-type="float">
            <text:p>0</text:p>
          </table:table-cell>
          <table:table-cell office:value-type="float" office:value="3143" calcext:value-type="float">
            <text:p>3143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2017-09-28</text:p>
          </table:table-cell>
          <table:table-cell office:value-type="string" calcext:value-type="string">
            <text:p>15:28:40</text:p>
          </table:table-cell>
          <table:table-cell office:value-type="float" office:value="100.774166" calcext:value-type="float">
            <text:p>100.774166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8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5:37:37.338201711</dc:date>
    <meta:editing-duration>PT6M3S</meta:editing-duration>
    <meta:editing-cycles>1</meta:editing-cycles>
    <meta:document-statistic meta:table-count="1" meta:cell-count="497" meta:object-count="4"/>
    <meta:generator>LibreOffice/5.4.0.3$Linux_X86_64 LibreOffice_project/7556cbc6811c9d992f4064ab9287069087d7f62c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005cm" style:legend-expansion="high" chart:style-name="ch2"/>
        <chart:plot-area chart:style-name="ch3" table:cell-range-address="test163.B1:test163.D71" chart:data-source-has-labels="both" svg:x="0.32cm" svg:y="0.18cm" svg:width="13.361cm" svg:height="8.64cm">
          <chartooo:coordinate-region svg:x="0.942cm" svg:y="0.18cm" svg:width="12.412cm" svg:height="7.038cm"/>
          <chart:axis chart:dimension="x" chart:name="primary-x" chart:style-name="ch4" chartooo:axis-type="auto">
            <chartooo:date-scale/>
            <chart:categories table:cell-range-address="test163.B2:test163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3.C2:test163.C71" chart:label-cell-address="test163.C1:test163.C1" chart:class="chart:bar">
            <chart:data-point chart:repeated="55"/>
          </chart:series>
          <chart:series chart:style-name="ch8" chart:values-cell-range-address="test163.D2:test163.D71" chart:label-cell-address="test163.D1:test163.D1" chart:class="chart:ba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test163.C1:test163.C1</svg:desc>
                </draw:g>
              </table:table-cell>
              <table:table-cell office:value-type="string">
                <text:p>xfertime</text:p>
                <draw:g>
                  <svg:desc>test163.D1:test16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27:31</text:p>
                <draw:g>
                  <svg:desc>test163.B2:test163.B71</svg:desc>
                </draw:g>
              </table:table-cell>
              <table:table-cell office:value-type="float" office:value="0.012914">
                <text:p>0.012914</text:p>
                <draw:g>
                  <svg:desc>test163.C2:test163.C71</svg:desc>
                </draw:g>
              </table:table-cell>
              <table:table-cell office:value-type="float" office:value="0.000247">
                <text:p>0.000247</text:p>
                <draw:g>
                  <svg:desc>test163.D2:test163.D71</svg:desc>
                </draw:g>
              </table:table-cell>
            </table:table-row>
            <table:table-row>
              <table:table-cell office:value-type="string">
                <text:p>15:27:32</text:p>
              </table:table-cell>
              <table:table-cell office:value-type="float" office:value="0.012622">
                <text:p>0.012622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15:27:33</text:p>
              </table:table-cell>
              <table:table-cell office:value-type="float" office:value="0.013344">
                <text:p>0.01334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15:27:34</text:p>
              </table:table-cell>
              <table:table-cell office:value-type="float" office:value="0.02895">
                <text:p>0.0289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27:35</text:p>
              </table:table-cell>
              <table:table-cell office:value-type="float" office:value="0.047837">
                <text:p>0.047837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15:27:36</text:p>
              </table:table-cell>
              <table:table-cell office:value-type="float" office:value="0.013078">
                <text:p>0.013078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15:27:37</text:p>
              </table:table-cell>
              <table:table-cell office:value-type="float" office:value="0.012824">
                <text:p>0.012824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15:27:38</text:p>
              </table:table-cell>
              <table:table-cell office:value-type="float" office:value="0.013307">
                <text:p>0.013307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0.013667">
                <text:p>0.013667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5:27:40</text:p>
              </table:table-cell>
              <table:table-cell office:value-type="float" office:value="0.015187">
                <text:p>0.01518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5:27:41</text:p>
              </table:table-cell>
              <table:table-cell office:value-type="float" office:value="0.01379">
                <text:p>0.0137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5:27:42</text:p>
              </table:table-cell>
              <table:table-cell office:value-type="float" office:value="0.014724">
                <text:p>0.01472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5:27:43</text:p>
              </table:table-cell>
              <table:table-cell office:value-type="float" office:value="0.044939">
                <text:p>0.044939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string">
                <text:p>15:27:44</text:p>
              </table:table-cell>
              <table:table-cell office:value-type="float" office:value="0.129861">
                <text:p>0.129861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15:27:45</text:p>
              </table:table-cell>
              <table:table-cell office:value-type="float" office:value="0.11096">
                <text:p>0.11096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5:27:46</text:p>
              </table:table-cell>
              <table:table-cell office:value-type="float" office:value="0.073523">
                <text:p>0.073523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15:27:47</text:p>
              </table:table-cell>
              <table:table-cell office:value-type="float" office:value="0.431366">
                <text:p>0.43136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5:27:48</text:p>
              </table:table-cell>
              <table:table-cell office:value-type="float" office:value="5.100829">
                <text:p>5.100829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5:27:49</text:p>
              </table:table-cell>
              <table:table-cell office:value-type="float" office:value="8.40708">
                <text:p>8.40708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15:27:50</text:p>
              </table:table-cell>
              <table:table-cell office:value-type="float" office:value="12.365809">
                <text:p>12.365809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15:27:51</text:p>
              </table:table-cell>
              <table:table-cell office:value-type="float" office:value="13.352858">
                <text:p>13.352858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15:27:52</text:p>
              </table:table-cell>
              <table:table-cell office:value-type="float" office:value="18.281769">
                <text:p>18.281769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15:27:53</text:p>
              </table:table-cell>
              <table:table-cell office:value-type="float" office:value="22.564694">
                <text:p>22.564694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15:27:54</text:p>
              </table:table-cell>
              <table:table-cell office:value-type="float" office:value="30.674589">
                <text:p>30.674589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15:27:55</text:p>
              </table:table-cell>
              <table:table-cell office:value-type="float" office:value="30.044699">
                <text:p>30.04469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15:27:56</text:p>
              </table:table-cell>
              <table:table-cell office:value-type="float" office:value="31.049262">
                <text:p>31.04926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15:27:57</text:p>
              </table:table-cell>
              <table:table-cell office:value-type="float" office:value="41.871957">
                <text:p>41.871957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15:27:58</text:p>
              </table:table-cell>
              <table:table-cell office:value-type="float" office:value="52.947608">
                <text:p>52.947608</text:p>
              </table:table-cell>
              <table:table-cell office:value-type="float" office:value="0.004825">
                <text:p>0.004825</text:p>
              </table:table-cell>
            </table:table-row>
            <table:table-row>
              <table:table-cell office:value-type="string">
                <text:p>15:27:59</text:p>
              </table:table-cell>
              <table:table-cell office:value-type="float" office:value="71.136373">
                <text:p>71.136373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76.642713">
                <text:p>76.642713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108.595411">
                <text:p>108.595411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15:28:02</text:p>
              </table:table-cell>
              <table:table-cell office:value-type="float" office:value="78.997538">
                <text:p>78.997538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15:28:03</text:p>
              </table:table-cell>
              <table:table-cell office:value-type="float" office:value="122.765611">
                <text:p>122.765611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15:28:04</text:p>
              </table:table-cell>
              <table:table-cell office:value-type="float" office:value="132.434294">
                <text:p>132.434294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15:28:05</text:p>
              </table:table-cell>
              <table:table-cell office:value-type="float" office:value="91.093911">
                <text:p>91.093911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15:28:06</text:p>
              </table:table-cell>
              <table:table-cell office:value-type="float" office:value="84.482049">
                <text:p>84.482049</text:p>
              </table:table-cell>
              <table:table-cell office:value-type="float" office:value="0.001388">
                <text:p>0.001388</text:p>
              </table:table-cell>
            </table:table-row>
            <table:table-row>
              <table:table-cell office:value-type="string">
                <text:p>15:28:07</text:p>
              </table:table-cell>
              <table:table-cell office:value-type="float" office:value="113.261402">
                <text:p>113.26140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15:28:08</text:p>
              </table:table-cell>
              <table:table-cell office:value-type="float" office:value="86.519735">
                <text:p>86.519735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15:28:09</text:p>
              </table:table-cell>
              <table:table-cell office:value-type="float" office:value="107.726953">
                <text:p>107.726953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15:28:10</text:p>
              </table:table-cell>
              <table:table-cell office:value-type="float" office:value="126.315306">
                <text:p>126.31530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15:28:11</text:p>
              </table:table-cell>
              <table:table-cell office:value-type="float" office:value="109.37731">
                <text:p>109.3773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15:28:12</text:p>
              </table:table-cell>
              <table:table-cell office:value-type="float" office:value="113.269229">
                <text:p>113.26922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5:28:13</text:p>
              </table:table-cell>
              <table:table-cell office:value-type="float" office:value="103.584564">
                <text:p>103.58456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15:28:14</text:p>
              </table:table-cell>
              <table:table-cell office:value-type="float" office:value="115.455721">
                <text:p>115.45572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15:28:15</text:p>
              </table:table-cell>
              <table:table-cell office:value-type="float" office:value="114.315171">
                <text:p>114.315171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15:28:16</text:p>
              </table:table-cell>
              <table:table-cell office:value-type="float" office:value="115.988541">
                <text:p>115.988541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15:28:17</text:p>
              </table:table-cell>
              <table:table-cell office:value-type="float" office:value="127.282842">
                <text:p>127.2828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15:28:18</text:p>
              </table:table-cell>
              <table:table-cell office:value-type="float" office:value="114.700419">
                <text:p>114.700419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15:28:19</text:p>
              </table:table-cell>
              <table:table-cell office:value-type="float" office:value="105.337667">
                <text:p>105.337667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15:28:20</text:p>
              </table:table-cell>
              <table:table-cell office:value-type="float" office:value="123.352959">
                <text:p>123.35295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5:28:21</text:p>
              </table:table-cell>
              <table:table-cell office:value-type="float" office:value="118.367523">
                <text:p>118.36752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15:28:22</text:p>
              </table:table-cell>
              <table:table-cell office:value-type="float" office:value="111.967642">
                <text:p>111.96764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15:28:23</text:p>
              </table:table-cell>
              <table:table-cell office:value-type="float" office:value="125.493142">
                <text:p>125.4931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15:28:24</text:p>
              </table:table-cell>
              <table:table-cell office:value-type="float" office:value="109.728108">
                <text:p>109.728108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15:28:25</text:p>
              </table:table-cell>
              <table:table-cell office:value-type="float" office:value="109.762312">
                <text:p>109.762312</text:p>
              </table:table-cell>
              <table:table-cell office:value-type="float" office:value="0.00015">
                <text:p>0.00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27cm" style:legend-expansion="high" chart:style-name="ch2"/>
        <chart:plot-area chart:style-name="ch3" table:cell-range-address="test163.B2:test163.B71 test163.F1:test163.F71" chart:data-source-has-labels="both" svg:x="0.32cm" svg:y="0.18cm" svg:width="13.758cm" svg:height="8.64cm">
          <chartooo:coordinate-region svg:x="1.312cm" svg:y="0.18cm" svg:width="12.761cm" svg:height="7.038cm"/>
          <chart:axis chart:dimension="x" chart:name="primary-x" chart:style-name="ch4" chartooo:axis-type="auto">
            <chartooo:date-scale/>
            <chart:categories table:cell-range-address="test163.B2:test163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3.F2:test163.F71" chart:label-cell-address="test163.F1:test163.F1" chart:class="chart:bar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ytes</text:p>
                <draw:g>
                  <svg:desc>test163.F1:test163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27:31</text:p>
                <draw:g>
                  <svg:desc>test163.B2:test163.B71</svg:desc>
                </draw:g>
              </table:table-cell>
              <table:table-cell office:value-type="float" office:value="4383">
                <text:p>4383</text:p>
                <draw:g>
                  <svg:desc>test163.F2:test163.F71</svg:desc>
                </draw:g>
              </table:table-cell>
            </table:table-row>
            <table:table-row>
              <table:table-cell office:value-type="string">
                <text:p>15:27:32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5:27:33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15:27:34</text:p>
              </table:table-cell>
              <table:table-cell office:value-type="float" office:value="4130">
                <text:p>4130</text:p>
              </table:table-cell>
            </table:table-row>
            <table:table-row>
              <table:table-cell office:value-type="string">
                <text:p>15:27:35</text:p>
              </table:table-cell>
              <table:table-cell office:value-type="float" office:value="4380">
                <text:p>4380</text:p>
              </table:table-cell>
            </table:table-row>
            <table:table-row>
              <table:table-cell office:value-type="string">
                <text:p>15:27:36</text:p>
              </table:table-cell>
              <table:table-cell office:value-type="float" office:value="4236">
                <text:p>4236</text:p>
              </table:table-cell>
            </table:table-row>
            <table:table-row>
              <table:table-cell office:value-type="string">
                <text:p>15:27:37</text:p>
              </table:table-cell>
              <table:table-cell office:value-type="float" office:value="3661">
                <text:p>3661</text:p>
              </table:table-cell>
            </table:table-row>
            <table:table-row>
              <table:table-cell office:value-type="string">
                <text:p>15:27:38</text:p>
              </table:table-cell>
              <table:table-cell office:value-type="float" office:value="4241">
                <text:p>4241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5059">
                <text:p>5059</text:p>
              </table:table-cell>
            </table:table-row>
            <table:table-row>
              <table:table-cell office:value-type="string">
                <text:p>15:27:40</text:p>
              </table:table-cell>
              <table:table-cell office:value-type="float" office:value="5123">
                <text:p>5123</text:p>
              </table:table-cell>
            </table:table-row>
            <table:table-row>
              <table:table-cell office:value-type="string">
                <text:p>15:27:41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15:27:42</text:p>
              </table:table-cell>
              <table:table-cell office:value-type="float" office:value="4788">
                <text:p>4788</text:p>
              </table:table-cell>
            </table:table-row>
            <table:table-row>
              <table:table-cell office:value-type="string">
                <text:p>15:27:43</text:p>
              </table:table-cell>
              <table:table-cell office:value-type="float" office:value="5708">
                <text:p>5708</text:p>
              </table:table-cell>
            </table:table-row>
            <table:table-row>
              <table:table-cell office:value-type="string">
                <text:p>15:27:44</text:p>
              </table:table-cell>
              <table:table-cell office:value-type="float" office:value="5744">
                <text:p>5744</text:p>
              </table:table-cell>
            </table:table-row>
            <table:table-row>
              <table:table-cell office:value-type="string">
                <text:p>15:27:45</text:p>
              </table:table-cell>
              <table:table-cell office:value-type="float" office:value="5024">
                <text:p>5024</text:p>
              </table:table-cell>
            </table:table-row>
            <table:table-row>
              <table:table-cell office:value-type="string">
                <text:p>15:27:46</text:p>
              </table:table-cell>
              <table:table-cell office:value-type="float" office:value="4832">
                <text:p>4832</text:p>
              </table:table-cell>
            </table:table-row>
            <table:table-row>
              <table:table-cell office:value-type="string">
                <text:p>15:27:47</text:p>
              </table:table-cell>
              <table:table-cell office:value-type="float" office:value="5541">
                <text:p>5541</text:p>
              </table:table-cell>
            </table:table-row>
            <table:table-row>
              <table:table-cell office:value-type="string">
                <text:p>15:27:48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15:27:49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15:27:5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15:27:5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15:27:52</text:p>
              </table:table-cell>
              <table:table-cell office:value-type="float" office:value="3447">
                <text:p>3447</text:p>
              </table:table-cell>
            </table:table-row>
            <table:table-row>
              <table:table-cell office:value-type="string">
                <text:p>15:27:53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15:27:54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5:27:55</text:p>
              </table:table-cell>
              <table:table-cell office:value-type="float" office:value="1708">
                <text:p>1708</text:p>
              </table:table-cell>
            </table:table-row>
            <table:table-row>
              <table:table-cell office:value-type="string">
                <text:p>15:27:56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5:27:57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15:27:58</text:p>
              </table:table-cell>
              <table:table-cell office:value-type="float" office:value="2857">
                <text:p>2857</text:p>
              </table:table-cell>
            </table:table-row>
            <table:table-row>
              <table:table-cell office:value-type="string">
                <text:p>15:27:59</text:p>
              </table:table-cell>
              <table:table-cell office:value-type="float" office:value="2568">
                <text:p>2568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359">
                <text:p>3359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5:28:02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15:28:03</text:p>
              </table:table-cell>
              <table:table-cell office:value-type="float" office:value="1675">
                <text:p>1675</text:p>
              </table:table-cell>
            </table:table-row>
            <table:table-row>
              <table:table-cell office:value-type="string">
                <text:p>15:28:04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15:28:05</text:p>
              </table:table-cell>
              <table:table-cell office:value-type="float" office:value="2475">
                <text:p>2475</text:p>
              </table:table-cell>
            </table:table-row>
            <table:table-row>
              <table:table-cell office:value-type="string">
                <text:p>15:28:06</text:p>
              </table:table-cell>
              <table:table-cell office:value-type="float" office:value="2921">
                <text:p>2921</text:p>
              </table:table-cell>
            </table:table-row>
            <table:table-row>
              <table:table-cell office:value-type="string">
                <text:p>15:28:07</text:p>
              </table:table-cell>
              <table:table-cell office:value-type="float" office:value="2004">
                <text:p>2004</text:p>
              </table:table-cell>
            </table:table-row>
            <table:table-row>
              <table:table-cell office:value-type="string">
                <text:p>15:28:08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string">
                <text:p>15:28:09</text:p>
              </table:table-cell>
              <table:table-cell office:value-type="float" office:value="1687">
                <text:p>1687</text:p>
              </table:table-cell>
            </table:table-row>
            <table:table-row>
              <table:table-cell office:value-type="string">
                <text:p>15:28:10</text:p>
              </table:table-cell>
              <table:table-cell office:value-type="float" office:value="772">
                <text:p>772</text:p>
              </table:table-cell>
            </table:table-row>
            <table:table-row>
              <table:table-cell office:value-type="string">
                <text:p>15:28:11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string">
                <text:p>15:28:1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5:28:1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15:28:14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15:28:15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15:28:16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5:28:1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5:28:18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15:28:19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string">
                <text:p>15:28: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15:28:21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5:28:22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5:28: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15:28:2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5:28:25</text:p>
              </table:table-cell>
              <table:table-cell office:value-type="float" office:value="846">
                <text:p>8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146cm" svg:height="9cm" xlink:href=".." xlink:type="simple" chart:class="chart:bar" chart:style-name="ch1">
        <chart:legend chart:legend-position="end" svg:x="14.512cm" svg:y="4.227cm" style:legend-expansion="high" chart:style-name="ch2"/>
        <chart:plot-area chart:style-name="ch3" table:cell-range-address="test163.B2:test163.B71 test163.G1:test163.G71" chart:data-source-has-labels="both" svg:x="0.342cm" svg:y="0.18cm" svg:width="13.828cm" svg:height="8.64cm">
          <chartooo:coordinate-region svg:x="1.149cm" svg:y="0.18cm" svg:width="12.833cm" svg:height="7.037cm"/>
          <chart:axis chart:dimension="x" chart:name="primary-x" chart:style-name="ch4" chartooo:axis-type="auto">
            <chartooo:date-scale/>
            <chart:categories table:cell-range-address="test163.B2:test163.B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163.G2:test163.G71" chart:label-cell-address="test163.G1:test163.G1" chart:class="chart:bar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test163.G1:test163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5:27:31</text:p>
                <draw:g>
                  <svg:desc>test163.B2:test163.B71</svg:desc>
                </draw:g>
              </table:table-cell>
              <table:table-cell office:value-type="float" office:value="42">
                <text:p>42</text:p>
                <draw:g>
                  <svg:desc>test163.G2:test163.G71</svg:desc>
                </draw:g>
              </table:table-cell>
            </table:table-row>
            <table:table-row>
              <table:table-cell office:value-type="string">
                <text:p>15:27: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27:3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27:3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27:3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5:27:3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5:27: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27:3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27:3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27: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5:27:41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5:27:42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4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44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45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5:27: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:27:47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7: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7:4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7:5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:27:51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15:27:52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27:5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27:5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27:5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15:27:56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15:27:57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27:58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27:59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string">
                <text:p>15:28:01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15:28:02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string">
                <text:p>15:28:0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15:28:04</text:p>
              </table:table-cell>
              <table:table-cell office:value-type="float" office:value="674">
                <text:p>674</text:p>
              </table:table-cell>
            </table:table-row>
            <table:table-row>
              <table:table-cell office:value-type="string">
                <text:p>15:28:05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5:28:06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15:28:07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5:28:08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15:28:09</text:p>
              </table:table-cell>
              <table:table-cell office:value-type="float" office:value="799">
                <text:p>799</text:p>
              </table:table-cell>
            </table:table-row>
            <table:table-row>
              <table:table-cell office:value-type="string">
                <text:p>15:28:10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15:28:11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string">
                <text:p>15:28:12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5:28:13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15:28:14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5:28:15</text:p>
              </table:table-cell>
              <table:table-cell office:value-type="float" office:value="884">
                <text:p>884</text:p>
              </table:table-cell>
            </table:table-row>
            <table:table-row>
              <table:table-cell office:value-type="string">
                <text:p>15:28:1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5:28:1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15:28:1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15:28:19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15:28:20</text:p>
              </table:table-cell>
              <table:table-cell office:value-type="float" office:value="918">
                <text:p>918</text:p>
              </table:table-cell>
            </table:table-row>
            <table:table-row>
              <table:table-cell office:value-type="string">
                <text:p>15:28:21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15:28:22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15:28:2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5:28:24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15:28:25</text:p>
              </table:table-cell>
              <table:table-cell office:value-type="float" office:value="961">
                <text:p>96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7e0021"/>
    </style:style>
    <style:style style:name="ch8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2 0 1" chart:style-name="ch1">
        <chart:legend chart:legend-position="end" svg:x="12.301cm" svg:y="3.782cm" style:legend-expansion="high" chart:style-name="ch2"/>
        <chart:plot-area chart:style-name="ch3" table:cell-range-address="test163.G1:test163.G71 test163.C1:test163.D71" chart:data-source-has-labels="row" svg:x="0.32cm" svg:y="0.18cm" svg:width="11.661cm" svg:height="8.64cm">
          <chartooo:coordinate-region svg:x="0.941cm" svg:y="0.353cm" svg:width="10.482cm" svg:height="7.8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63.C2:test163.C71" chart:label-cell-address="test163.C1:test163.C1" chart:class="chart:scatter">
            <chart:domain table:cell-range-address="test163.G2:test163.G71"/>
            <chart:regression-curve chart:style-name="ch7"/>
            <chart:data-point chart:repeated="55"/>
          </chart:series>
          <chart:series chart:style-name="ch8" chart:values-cell-range-address="test163.D2:test163.D71" chart:label-cell-address="test163.D1:test163.D1" chart:class="chart:scatter">
            <chart:data-point chart:repeated="5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test163.C1:test163.C1</svg:desc>
                </draw:g>
              </table:table-cell>
              <table:table-cell office:value-type="string">
                <text:p>xfertime</text:p>
                <draw:g>
                  <svg:desc>test163.D1:test163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2">
                <text:p>42</text:p>
                <draw:g>
                  <svg:desc>test163.G2:test163.G71</svg:desc>
                </draw:g>
              </table:table-cell>
              <table:table-cell office:value-type="float" office:value="0.012914">
                <text:p>0.012914</text:p>
                <draw:g>
                  <svg:desc>test163.C2:test163.C71</svg:desc>
                </draw:g>
              </table:table-cell>
              <table:table-cell office:value-type="float" office:value="0.000247">
                <text:p>0.000247</text:p>
                <draw:g>
                  <svg:desc>test163.D2:test163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012622">
                <text:p>0.012622</text:p>
              </table:table-cell>
              <table:table-cell office:value-type="float" office:value="0.000209">
                <text:p>0.0002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">
                <text:p>99</text:p>
              </table:table-cell>
              <table:table-cell office:value-type="float" office:value="0.013344">
                <text:p>0.013344</text:p>
              </table:table-cell>
              <table:table-cell office:value-type="float" office:value="0.000213">
                <text:p>0.000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0.02895">
                <text:p>0.02895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047837">
                <text:p>0.047837</text:p>
              </table:table-cell>
              <table:table-cell office:value-type="float" office:value="0.000236">
                <text:p>0.000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9">
                <text:p>149</text:p>
              </table:table-cell>
              <table:table-cell office:value-type="float" office:value="0.013078">
                <text:p>0.013078</text:p>
              </table:table-cell>
              <table:table-cell office:value-type="float" office:value="0.000227">
                <text:p>0.0002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9">
                <text:p>199</text:p>
              </table:table-cell>
              <table:table-cell office:value-type="float" office:value="0.012824">
                <text:p>0.012824</text:p>
              </table:table-cell>
              <table:table-cell office:value-type="float" office:value="0.00021">
                <text:p>0.000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">
                <text:p>199</text:p>
              </table:table-cell>
              <table:table-cell office:value-type="float" office:value="0.013307">
                <text:p>0.013307</text:p>
              </table:table-cell>
              <table:table-cell office:value-type="float" office:value="0.000232">
                <text:p>0.0002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">
                <text:p>199</text:p>
              </table:table-cell>
              <table:table-cell office:value-type="float" office:value="0.013667">
                <text:p>0.013667</text:p>
              </table:table-cell>
              <table:table-cell office:value-type="float" office:value="0.000264">
                <text:p>0.00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">
                <text:p>199</text:p>
              </table:table-cell>
              <table:table-cell office:value-type="float" office:value="0.015187">
                <text:p>0.015187</text:p>
              </table:table-cell>
              <table:table-cell office:value-type="float" office:value="0.000252">
                <text:p>0.0002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6">
                <text:p>246</text:p>
              </table:table-cell>
              <table:table-cell office:value-type="float" office:value="0.01379">
                <text:p>0.0137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9">
                <text:p>299</text:p>
              </table:table-cell>
              <table:table-cell office:value-type="float" office:value="0.014724">
                <text:p>0.014724</text:p>
              </table:table-cell>
              <table:table-cell office:value-type="float" office:value="0.000256">
                <text:p>0.0002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">
                <text:p>299</text:p>
              </table:table-cell>
              <table:table-cell office:value-type="float" office:value="0.044939">
                <text:p>0.044939</text:p>
              </table:table-cell>
              <table:table-cell office:value-type="float" office:value="0.000317">
                <text:p>0.0003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9">
                <text:p>299</text:p>
              </table:table-cell>
              <table:table-cell office:value-type="float" office:value="0.129861">
                <text:p>0.129861</text:p>
              </table:table-cell>
              <table:table-cell office:value-type="float" office:value="0.000307">
                <text:p>0.000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9">
                <text:p>299</text:p>
              </table:table-cell>
              <table:table-cell office:value-type="float" office:value="0.11096">
                <text:p>0.11096</text:p>
              </table:table-cell>
              <table:table-cell office:value-type="float" office:value="0.000334">
                <text:p>0.000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5">
                <text:p>345</text:p>
              </table:table-cell>
              <table:table-cell office:value-type="float" office:value="0.073523">
                <text:p>0.073523</text:p>
              </table:table-cell>
              <table:table-cell office:value-type="float" office:value="0.000454">
                <text:p>0.0004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9">
                <text:p>399</text:p>
              </table:table-cell>
              <table:table-cell office:value-type="float" office:value="0.431366">
                <text:p>0.431366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9">
                <text:p>399</text:p>
              </table:table-cell>
              <table:table-cell office:value-type="float" office:value="5.100829">
                <text:p>5.100829</text:p>
              </table:table-cell>
              <table:table-cell office:value-type="float" office:value="0.00024">
                <text:p>0.000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9">
                <text:p>399</text:p>
              </table:table-cell>
              <table:table-cell office:value-type="float" office:value="8.40708">
                <text:p>8.40708</text:p>
              </table:table-cell>
              <table:table-cell office:value-type="float" office:value="0.000585">
                <text:p>0.0005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9">
                <text:p>399</text:p>
              </table:table-cell>
              <table:table-cell office:value-type="float" office:value="12.365809">
                <text:p>12.365809</text:p>
              </table:table-cell>
              <table:table-cell office:value-type="float" office:value="0.00028">
                <text:p>0.000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46">
                <text:p>446</text:p>
              </table:table-cell>
              <table:table-cell office:value-type="float" office:value="13.352858">
                <text:p>13.352858</text:p>
              </table:table-cell>
              <table:table-cell office:value-type="float" office:value="0.000566">
                <text:p>0.0005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18.281769">
                <text:p>18.281769</text:p>
              </table:table-cell>
              <table:table-cell office:value-type="float" office:value="0.000325">
                <text:p>0.0003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22.564694">
                <text:p>22.564694</text:p>
              </table:table-cell>
              <table:table-cell office:value-type="float" office:value="0.000548">
                <text:p>0.0005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">
                <text:p>499</text:p>
              </table:table-cell>
              <table:table-cell office:value-type="float" office:value="30.674589">
                <text:p>30.674589</text:p>
              </table:table-cell>
              <table:table-cell office:value-type="float" office:value="0.000786">
                <text:p>0.0007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9">
                <text:p>499</text:p>
              </table:table-cell>
              <table:table-cell office:value-type="float" office:value="30.044699">
                <text:p>30.044699</text:p>
              </table:table-cell>
              <table:table-cell office:value-type="float" office:value="0.000848">
                <text:p>0.0008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7">
                <text:p>547</text:p>
              </table:table-cell>
              <table:table-cell office:value-type="float" office:value="31.049262">
                <text:p>31.049262</text:p>
              </table:table-cell>
              <table:table-cell office:value-type="float" office:value="0.000782">
                <text:p>0.0007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9">
                <text:p>599</text:p>
              </table:table-cell>
              <table:table-cell office:value-type="float" office:value="41.871957">
                <text:p>41.871957</text:p>
              </table:table-cell>
              <table:table-cell office:value-type="float" office:value="0.000827">
                <text:p>0.000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9">
                <text:p>599</text:p>
              </table:table-cell>
              <table:table-cell office:value-type="float" office:value="52.947608">
                <text:p>52.947608</text:p>
              </table:table-cell>
              <table:table-cell office:value-type="float" office:value="0.004825">
                <text:p>0.0048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99">
                <text:p>599</text:p>
              </table:table-cell>
              <table:table-cell office:value-type="float" office:value="71.136373">
                <text:p>71.136373</text:p>
              </table:table-cell>
              <table:table-cell office:value-type="float" office:value="0.000269">
                <text:p>0.0002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4">
                <text:p>594</text:p>
              </table:table-cell>
              <table:table-cell office:value-type="float" office:value="76.642713">
                <text:p>76.642713</text:p>
              </table:table-cell>
              <table:table-cell office:value-type="float" office:value="0.001205">
                <text:p>0.001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7">
                <text:p>637</text:p>
              </table:table-cell>
              <table:table-cell office:value-type="float" office:value="108.595411">
                <text:p>108.595411</text:p>
              </table:table-cell>
              <table:table-cell office:value-type="float" office:value="0.001193">
                <text:p>0.0011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96">
                <text:p>696</text:p>
              </table:table-cell>
              <table:table-cell office:value-type="float" office:value="78.997538">
                <text:p>78.997538</text:p>
              </table:table-cell>
              <table:table-cell office:value-type="float" office:value="0.000467">
                <text:p>0.0004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0">
                <text:p>670</text:p>
              </table:table-cell>
              <table:table-cell office:value-type="float" office:value="122.765611">
                <text:p>122.765611</text:p>
              </table:table-cell>
              <table:table-cell office:value-type="float" office:value="0.000543">
                <text:p>0.0005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4">
                <text:p>674</text:p>
              </table:table-cell>
              <table:table-cell office:value-type="float" office:value="132.434294">
                <text:p>132.434294</text:p>
              </table:table-cell>
              <table:table-cell office:value-type="float" office:value="0.000282">
                <text:p>0.000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8">
                <text:p>688</text:p>
              </table:table-cell>
              <table:table-cell office:value-type="float" office:value="91.093911">
                <text:p>91.093911</text:p>
              </table:table-cell>
              <table:table-cell office:value-type="float" office:value="0.000447">
                <text:p>0.000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40">
                <text:p>740</text:p>
              </table:table-cell>
              <table:table-cell office:value-type="float" office:value="84.482049">
                <text:p>84.482049</text:p>
              </table:table-cell>
              <table:table-cell office:value-type="float" office:value="0.001388">
                <text:p>0.0013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8">
                <text:p>798</text:p>
              </table:table-cell>
              <table:table-cell office:value-type="float" office:value="113.261402">
                <text:p>113.261402</text:p>
              </table:table-cell>
              <table:table-cell office:value-type="float" office:value="0.00064">
                <text:p>0.000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70">
                <text:p>770</text:p>
              </table:table-cell>
              <table:table-cell office:value-type="float" office:value="86.519735">
                <text:p>86.519735</text:p>
              </table:table-cell>
              <table:table-cell office:value-type="float" office:value="0.000259">
                <text:p>0.0002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99">
                <text:p>799</text:p>
              </table:table-cell>
              <table:table-cell office:value-type="float" office:value="107.726953">
                <text:p>107.726953</text:p>
              </table:table-cell>
              <table:table-cell office:value-type="float" office:value="0.000456">
                <text:p>0.0004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13">
                <text:p>713</text:p>
              </table:table-cell>
              <table:table-cell office:value-type="float" office:value="126.315306">
                <text:p>126.315306</text:p>
              </table:table-cell>
              <table:table-cell office:value-type="float" office:value="0.000052">
                <text:p>0.0000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15">
                <text:p>815</text:p>
              </table:table-cell>
              <table:table-cell office:value-type="float" office:value="109.37731">
                <text:p>109.37731</text:p>
              </table:table-cell>
              <table:table-cell office:value-type="float" office:value="0.000271">
                <text:p>0.0002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3">
                <text:p>883</text:p>
              </table:table-cell>
              <table:table-cell office:value-type="float" office:value="113.269229">
                <text:p>113.269229</text:p>
              </table:table-cell>
              <table:table-cell office:value-type="float" office:value="0.000205">
                <text:p>0.0002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98">
                <text:p>898</text:p>
              </table:table-cell>
              <table:table-cell office:value-type="float" office:value="103.584564">
                <text:p>103.584564</text:p>
              </table:table-cell>
              <table:table-cell office:value-type="float" office:value="0.000171">
                <text:p>0.0001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1">
                <text:p>891</text:p>
              </table:table-cell>
              <table:table-cell office:value-type="float" office:value="115.455721">
                <text:p>115.455721</text:p>
              </table:table-cell>
              <table:table-cell office:value-type="float" office:value="0.000202">
                <text:p>0.0002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4">
                <text:p>884</text:p>
              </table:table-cell>
              <table:table-cell office:value-type="float" office:value="114.315171">
                <text:p>114.315171</text:p>
              </table:table-cell>
              <table:table-cell office:value-type="float" office:value="0.00026">
                <text:p>0.000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3">
                <text:p>953</text:p>
              </table:table-cell>
              <table:table-cell office:value-type="float" office:value="115.988541">
                <text:p>115.988541</text:p>
              </table:table-cell>
              <table:table-cell office:value-type="float" office:value="0.000029">
                <text:p>0.0000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2">
                <text:p>962</text:p>
              </table:table-cell>
              <table:table-cell office:value-type="float" office:value="127.282842">
                <text:p>127.28284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9">
                <text:p>929</text:p>
              </table:table-cell>
              <table:table-cell office:value-type="float" office:value="114.700419">
                <text:p>114.700419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15">
                <text:p>915</text:p>
              </table:table-cell>
              <table:table-cell office:value-type="float" office:value="105.337667">
                <text:p>105.337667</text:p>
              </table:table-cell>
              <table:table-cell office:value-type="float" office:value="0.000513">
                <text:p>0.0005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18">
                <text:p>918</text:p>
              </table:table-cell>
              <table:table-cell office:value-type="float" office:value="123.352959">
                <text:p>123.352959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6">
                <text:p>996</text:p>
              </table:table-cell>
              <table:table-cell office:value-type="float" office:value="118.367523">
                <text:p>118.367523</text:p>
              </table:table-cell>
              <table:table-cell office:value-type="float" office:value="0.00003">
                <text:p>0.000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98">
                <text:p>998</text:p>
              </table:table-cell>
              <table:table-cell office:value-type="float" office:value="111.967642">
                <text:p>111.967642</text:p>
              </table:table-cell>
              <table:table-cell office:value-type="float" office:value="0.000135">
                <text:p>0.0001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56">
                <text:p>956</text:p>
              </table:table-cell>
              <table:table-cell office:value-type="float" office:value="125.493142">
                <text:p>125.49314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36">
                <text:p>936</text:p>
              </table:table-cell>
              <table:table-cell office:value-type="float" office:value="109.728108">
                <text:p>109.728108</text:p>
              </table:table-cell>
              <table:table-cell office:value-type="float" office:value="0.000365">
                <text:p>0.0003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1">
                <text:p>961</text:p>
              </table:table-cell>
              <table:table-cell office:value-type="float" office:value="109.762312">
                <text:p>109.762312</text:p>
              </table:table-cell>
              <table:table-cell office:value-type="float" office:value="0.00015">
                <text:p>0.000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